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CodePro" svg:font-family="SourceCodePro, 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29cm"/>
      <style:text-properties fo:color="#000000" style:font-name="SourceCodePro" fo:font-size="11.25pt" fo:font-weight="normal" fo:background-color="#fffffe"/>
    </style:style>
    <style:style style:name="P2" style:family="paragraph" style:parent-style-name="Standard">
      <style:paragraph-properties style:line-height-at-least="0.529cm"/>
    </style:style>
    <style:style style:name="T1" style:family="text">
      <style:text-properties officeooo:rsid="001c947f"/>
    </style:style>
    <style:style style:name="T2" style:family="text">
      <style:text-properties fo:color="#0000ff"/>
    </style:style>
    <style:style style:name="T3" style:family="text">
      <style:text-properties fo:color="#a315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1. Write a Java program to create a class called "Person" with a name and age attribute. Create two instances of the "Person" class, set their attributes using the constructor, and print their name and age.'</text:p>
      <text:p text:style-name="Standard">class Person{</text:p>
      <text:p text:style-name="Standard"><text:s text:c="4"/>String name;</text:p>
      <text:p text:style-name="Standard"><text:s text:c="4"/>int age;</text:p>
      <text:p text:style-name="Standard"><text:s text:c="4"/>Person(String name,int age){</text:p>
      <text:p text:style-name="Standard"><text:s text:c="8"/>System.out.println("Name: "+name+" Age:"+age);</text:p>
      <text:p text:style-name="Standard"><text:s text:c="4"/>}</text:p>
      <text:p text:style-name="Standard"><text:s text:c="4"/>public static void main(String[] args){</text:p>
      <text:p text:style-name="Standard"><text:s text:c="8"/>Person ob1 = new Person("Yasasvi",18);</text:p>
      <text:p text:style-name="Standard"><text:s text:c="8"/>Person ob2 = new Person("Varshini",18);</text:p>
      <text:p text:style-name="Standard"><text:s text:c="4"/>}</text:p>
      <text:p text:style-name="Standard">}</text:p>
      <text:p text:style-name="Standard"/>
      <text:p text:style-name="Standard">//3. Write a Java program to create a class called "Rectangle" with width and height attributes. Calculate the area and perimeter of the rectangle.</text:p>
      <text:p text:style-name="Standard">class Rectangle{</text:p>
      <text:p text:style-name="Standard"><text:s text:c="4"/>int width,height;</text:p>
      <text:p text:style-name="Standard"><text:s text:c="4"/>int area(int width, int height){</text:p>
      <text:p text:style-name="Standard"><text:s text:c="8"/>return width*height;</text:p>
      <text:p text:style-name="Standard"><text:s text:c="4"/>}</text:p>
      <text:p text:style-name="Standard"><text:s text:c="4"/>public static void main(String[] args){</text:p>
      <text:p text:style-name="Standard"><text:s text:c="8"/>Rectangle obj = new Rectangle();</text:p>
      <text:p text:style-name="Standard"><text:s text:c="8"/>System.out.println("Area of a rectangle is "+obj.area(23,45));</text:p>
      <text:p text:style-name="Standard"><text:s text:c="4"/>}</text:p>
      <text:p text:style-name="Standard">}</text:p>
      <text:p text:style-name="Standard"/>
      <text:p text:style-name="Standard">//constructor</text:p>
      <text:p text:style-name="Standard">class Constructor{</text:p>
      <text:p text:style-name="Standard"><text:s text:c="4"/>int age;</text:p>
      <text:p text:style-name="Standard"><text:s text:c="4"/>Constructor(){</text:p>
      <text:p text:style-name="Standard"><text:s text:c="8"/>age=18;</text:p>
      <text:p text:style-name="Standard"><text:s text:c="8"/>System.out.println("Age: "+age);</text:p>
      <text:p text:style-name="Standard"><text:s text:c="4"/>}</text:p>
      <text:p text:style-name="Standard"><text:s text:c="4"/>Constructor(int age){</text:p>
      <text:p text:style-name="Standard"><text:s text:c="8"/>System.out.println("Age: "+age);</text:p>
      <text:p text:style-name="Standard"><text:s text:c="4"/>}</text:p>
      <text:p text:style-name="Standard"><text:s text:c="4"/>public static void main(String[] args){</text:p>
      <text:p text:style-name="Standard"><text:s text:c="8"/>Constructor ob1 = new Constructor();</text:p>
      <text:p text:style-name="Standard"><text:s text:c="8"/>Constructor ob2 = new Constructor(20);</text:p>
      <text:p text:style-name="Standard"><text:s text:c="4"/>}</text:p>
      <text:p text:style-name="Standard">}</text:p>
      <text:p text:style-name="Standard"/>
      <text:p text:style-name="Standard">//innerclass</text:p>
      <text:p text:style-name="Standard">class Main{</text:p>
      <text:p text:style-name="Standard"><text:s text:c="4"/>public static void main(String[] args){</text:p>
      <text:p text:style-name="Standard"><text:s text:c="8"/>Outer out = new Outer();</text:p>
      <text:p text:style-name="Standard"><text:s text:c="8"/>Outer.Inner in = out.new Inner();</text:p>
      <text:p text:style-name="Standard"><text:s text:c="8"/>System.out.println("X is "+out.x+"\nY is "+in.y);</text:p>
      <text:p text:style-name="Standard"><text:s text:c="4"/>}</text:p>
      <text:p text:style-name="Standard">}</text:p>
      <text:p text:style-name="Standard"><text:soft-page-break/>class Outer{</text:p>
      <text:p text:style-name="Standard"><text:s text:c="4"/>int x=10;</text:p>
      <text:p text:style-name="Standard"><text:s text:c="4"/>class Inner{</text:p>
      <text:p text:style-name="Standard"><text:s text:c="8"/>int y=30;</text:p>
      <text:p text:style-name="Standard"><text:s text:c="4"/>}</text:p>
      <text:p text:style-name="Standard">}</text:p>
      <text:p text:style-name="Standard"/>
      <text:p text:style-name="Standard">class Name{</text:p>
      <text:p text:style-name="Standard"><text:s text:c="4"/>private String name;</text:p>
      <text:p text:style-name="Standard"><text:s text:c="4"/>String getName(){</text:p>
      <text:p text:style-name="Standard"><text:s text:c="8"/>return name;</text:p>
      <text:p text:style-name="Standard"><text:s text:c="4"/>}</text:p>
      <text:p text:style-name="Standard"><text:s text:c="4"/>void setName(String name){</text:p>
      <text:p text:style-name="Standard"><text:s text:c="8"/>this.name=name;</text:p>
      <text:p text:style-name="Standard"><text:s text:c="4"/>}</text:p>
      <text:p text:style-name="Standard"><text:s text:c="4"/>public static void main(String[] args){</text:p>
      <text:p text:style-name="Standard"><text:s text:c="8"/>Name obj = new Name();</text:p>
      <text:p text:style-name="Standard"><text:s text:c="8"/>obj.setName("Lohitha");</text:p>
      <text:p text:style-name="Standard"><text:s text:c="8"/>System.out.println(obj.getName());</text:p>
      <text:p text:style-name="Standard"><text:s text:c="4"/>}</text:p>
      <text:p text:style-name="Standard">}</text:p>
      <text:p text:style-name="Standard"/>
      <text:p text:style-name="Standard">//<text:span text:style-name="T1">inherithance1</text:span></text:p>
      <text:p text:style-name="P1"><text:span text:style-name="T2">class</text:span> Animal{</text:p>
      <text:p text:style-name="P1"><text:span text:style-name="T2">void</text:span> walk(){</text:p>
      <text:p text:style-name="P1">System.out.println(<text:span text:style-name="T3">"I am walking"</text:span>);</text:p>
      <text:p text:style-name="P1">}</text:p>
      <text:p text:style-name="P1">}</text:p>
      <text:p text:style-name="P2"/>
      <text:p text:style-name="P1"><text:span text:style-name="T2">class</text:span> Bird <text:span text:style-name="T2">extends</text:span> Animal{</text:p>
      <text:p text:style-name="P1"><text:span text:style-name="T2">void</text:span> fly(){</text:p>
      <text:p text:style-name="P1">System.out.println(<text:span text:style-name="T3">"I am flying"</text:span>);</text:p>
      <text:p text:style-name="P1">}</text:p>
      <text:p text:style-name="P1"><text:span text:style-name="T2">void</text:span> sing(){</text:p>
      <text:p text:style-name="P1">System.out.println(<text:span text:style-name="T3">"I am singing"</text:span>);</text:p>
      <text:p text:style-name="P1">}</text:p>
      <text:p text:style-name="P1">}</text:p>
      <text:p text:style-name="P2"/>
      <text:p text:style-name="P1"><text:span text:style-name="T2">public</text:span> <text:span text:style-name="T2">class</text:span> Solution{</text:p>
      <text:p text:style-name="P2"/>
      <text:p text:style-name="P1"><text:span text:style-name="T2">public</text:span> <text:span text:style-name="T2">static</text:span> <text:span text:style-name="T2">void</text:span> main(String args[]){</text:p>
      <text:p text:style-name="P2"/>
      <text:p text:style-name="P1">Bird bird = <text:span text:style-name="T2">new</text:span> Bird();</text:p>
      <text:p text:style-name="P1">bird.walk();</text:p>
      <text:p text:style-name="P1">bird.fly();</text:p>
      <text:p text:style-name="P1">bird.sing();</text:p>
      <text:p text:style-name="P1">}</text:p>
      <text:p text:style-name="P1">}</text:p>
      <text:p text:style-name="Standard"/>
      <text:p text:style-name="Standard"/>
      <text:p text:style-name="Standard"><text:soft-page-break/>//<text:span text:style-name="T1">inheritance2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CodePro" svg:font-family="SourceCodePro, 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0:43:54.541368434</meta:creation-date>
    <dc:date>2024-09-19T11:56:37.697501969</dc:date>
    <meta:editing-duration>PT9M5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89" meta:word-count="262" meta:character-count="2115" meta:non-whitespace-character-count="1662"/>
  </office:meta>
</office:document-meta>
</file>